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46c3" officeooo:paragraph-rsid="001146c3"/>
    </style:style>
    <style:style style:name="P2" style:family="paragraph" style:parent-style-name="Standard" style:list-style-name="L1">
      <style:text-properties officeooo:rsid="001146c3" officeooo:paragraph-rsid="001146c3"/>
    </style:style>
    <style:style style:name="P3" style:family="paragraph" style:parent-style-name="Standard" style:list-style-name="L3">
      <style:text-properties officeooo:rsid="001146c3" officeooo:paragraph-rsid="001146c3"/>
    </style:style>
    <style:style style:name="P4" style:family="paragraph" style:parent-style-name="Standard" style:list-style-name="L4">
      <style:text-properties officeooo:rsid="001146c3" officeooo:paragraph-rsid="001146c3"/>
    </style:style>
    <style:style style:name="P5" style:family="paragraph" style:parent-style-name="Standard">
      <style:text-properties officeooo:paragraph-rsid="001146c3"/>
    </style:style>
    <style:style style:name="P6" style:family="paragraph" style:parent-style-name="Standard" style:list-style-name="L3">
      <style:text-properties officeooo:paragraph-rsid="001146c3"/>
    </style:style>
    <style:style style:name="P7" style:family="paragraph" style:parent-style-name="Standard">
      <style:text-properties officeooo:rsid="0011b566" officeooo:paragraph-rsid="0011b566"/>
    </style:style>
    <style:style style:name="P8" style:family="paragraph" style:parent-style-name="Standard" style:list-style-name="L4">
      <style:text-properties officeooo:rsid="0011b566" officeooo:paragraph-rsid="0011b566"/>
    </style:style>
    <style:style style:name="P9" style:family="paragraph">
      <loext:graphic-properties draw:fill="none" draw:fill-color="#ffffff"/>
    </style:style>
    <style:style style:name="T1" style:family="text">
      <style:text-properties officeooo:rsid="001146c3"/>
    </style:style>
    <style:style style:name="T2" style:family="text">
      <style:text-properties officeooo:rsid="0012ea16"/>
    </style:style>
    <style:style style:name="T3" style:family="text">
      <style:text-properties officeooo:rsid="0014029b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084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of Hotel: Chitwan Village Resort</text:p>
      <text:p text:style-name="P1"/>
      <text:p text:style-name="P1">Detail:</text:p>
      <text:p text:style-name="P1">Surrounded by greenery and situated across the Rapti River, Chitwan Village Resort is just 300 m from Chitwan National Park’s jungle safari area. The property offers free Wi-Fi access in its public areas.</text:p>
      <text:p text:style-name="P1"/>
      <text:p text:style-name="P1">The resort is 1 km from the Chitwan National Park office and 2 km from the Elephant Breeding Cent<text:span text:style-name="T2">er</text:span>. Chitwan Bus Stand is also 2 km away, while the Bharatpur Airport is 20 km away.</text:p>
      <text:p text:style-name="P1"/>
      <text:p text:style-name="P1">Cooled with either air conditioning or a fan, rooms feature satellite TV, a wardrobe and an attached bathroom with hot/cold shower facilities.</text:p>
      <text:p text:style-name="P1"/>
      <text:p text:style-name="P1">CVR Restaurant &amp; Bar serves Indian, Chinese and Continental delights, and provides room service.</text:p>
      <text:p text:style-name="P1"/>
      <text:p text:style-name="P1"/>
      <text:p text:style-name="P7">Tariff: </text:p>
      <text:list xml:id="list6147540169917439046" text:style-name="L4">
        <text:list-item>
          <text:p text:style-name="P8">Standard Double/Twin (<text:span text:style-name="T3">NP R</text:span>: 2,317)</text:p>
        </text:list-item>
        <text:list-item>
          <text:p text:style-name="P8">Deluxe Double/Twin (<text:span text:style-name="T3">NP R</text:span>: 3,199)</text:p>
          <text:p text:style-name="P4"/>
        </text:list-item>
      </text:list>
      <text:p text:style-name="P1">Activities:</text:p>
      <text:p text:style-name="P1"/>
      <text:list xml:id="list3123445674433722688" text:style-name="L1">
        <text:list-item>
          <text:p text:style-name="P2">Tour or class about local culture</text:p>
        </text:list-item>
        <text:list-item>
          <text:p text:style-name="P2">Happy hour</text:p>
        </text:list-item>
        <text:list-item>
          <text:p text:style-name="P2">Bike tours (Additional charge)</text:p>
        </text:list-item>
        <text:list-item>
          <text:p text:style-name="P2">Walking tours (Additional charge)</text:p>
        </text:list-item>
        <text:list-item>
          <text:p text:style-name="P2">Evening entertainment (Additional charge)</text:p>
        </text:list-item>
        <text:list-item>
          <text:p text:style-name="P2">Cycling</text:p>
        </text:list-item>
        <text:list-item>
          <text:p text:style-name="P2">Hiking (Additional charge)</text:p>
        </text:list-item>
        <text:list-item>
          <text:p text:style-name="P2">Canoeing (Additional charge)</text:p>
        </text:list-item>
        <text:list-item>
          <text:p text:style-name="P2">Library</text:p>
        </text:list-item>
        <text:list-item>
          <text:p text:style-name="P2">Bicycle rental (additional charge)</text:p>
        </text:list-item>
        <text:list-item>
          <text:p text:style-name="P2">Children's playground</text:p>
        </text:list-item>
      </text:list>
      <text:p text:style-name="P1"/>
      <text:p text:style-name="P5"><text:span text:style-name="T1">Facilities: </text:span></text:p>
      <text:section text:style-name="Sect1" text:name="Section1">
        <text:list xml:id="list6430490350112706882" text:style-name="L3">
          <text:list-item>
            <text:p text:style-name="P6"><text:span text:style-name="T1">Bathroom</text:span></text:p>
            <text:p text:style-name="P3">Private bathroom</text:p>
            <text:p text:style-name="P3">Toilet</text:p>
            <text:p text:style-name="P3">Bath</text:p>
            <text:p text:style-name="P3">Shower</text:p>
            <text:p text:style-name="P3"><text:s/></text:p>
          </text:list-item>
          <text:list-item>
            <text:p text:style-name="P3">Bedroom</text:p>
            <text:p text:style-name="P3">Wardrobe/Closet</text:p>
            <text:p text:style-name="P3"><text:s/></text:p>
          </text:list-item>
          <text:list-item>
            <text:p text:style-name="P3">Outdoors</text:p>
            <text:p text:style-name="P3">Outdoor fireplace</text:p>
            <text:p text:style-name="P3">Outdoor furniture</text:p>
            <text:p text:style-name="P3">Sun terrace</text:p>
            <text:p text:style-name="P3">BBQ facilities (Additional charge)</text:p>
            <text:p text:style-name="P3">Terrace</text:p>
            <text:p text:style-name="P3">Garden</text:p>
            <text:p text:style-name="P3"><text:s/></text:p>
          </text:list-item>
          <text:list-item>
            <text:p text:style-name="P3">Wellness facilities</text:p>
            <text:p text:style-name="P3">Massage (Additional charge)</text:p>
            <text:p text:style-name="P3"><text:s/></text:p>
          </text:list-item>
          <text:list-item>
            <text:p text:style-name="P3">Services &amp; Extras</text:p>
          </text:list-item>
          <text:list-item>
            <text:p text:style-name="P3">Tickets to attractions or shows (Additional charge)</text:p>
            <text:p text:style-name="P3"><text:s/></text:p>
          </text:list-item>
          <text:list-item>
            <text:p text:style-name="P3">Pets</text:p>
            <text:p text:style-name="P3">Pets are not allowed.</text:p>
            <text:p text:style-name="P3"/>
          </text:list-item>
        </text:list>
        <text:p text:style-name="P1"/>
        <text:list xml:id="list175414042166191" text:continue-numbering="true" text:style-name="L3">
          <text:list-item>
            <text:p text:style-name="P3">Media &amp; Technology</text:p>
            <text:p text:style-name="P3">Satellite Channels</text:p>
            <text:p text:style-name="P3">TV</text:p>
            <text:p text:style-name="P3"><text:s/></text:p>
          </text:list-item>
          <text:list-item>
            <text:p text:style-name="P3"><text:soft-page-break/>Food &amp; Drink</text:p>
            <text:p text:style-name="P3">Chocolate or cookies</text:p>
            <text:p text:style-name="P3">Fruits (Additional charge)</text:p>
            <text:p text:style-name="P3">Bottle of water</text:p>
            <text:p text:style-name="P3">Wine/champagne (Additional charge)</text:p>
            <text:p text:style-name="P3">Kid-friendly buffet</text:p>
            <text:p text:style-name="P3">Kid meals</text:p>
            <text:p text:style-name="P3">Snack bar</text:p>
            <text:p text:style-name="P3">Breakfast in the room</text:p>
            <text:p text:style-name="P3">Bar</text:p>
            <text:p text:style-name="P3">Restaurant</text:p>
            <text:p text:style-name="P3">Good coffee!</text:p>
            <text:p text:style-name="P3"><text:s/></text:p>
          </text:list-item>
          <text:list-item>
            <text:p text:style-name="P3">Internet</text:p>
            <text:p text:style-name="P3">Free! WiFi is available in all areas and is free of charge.</text:p>
            <text:p text:style-name="P3"/>
            <text:p text:style-name="P3"><text:s/></text:p>
          </text:list-item>
          <text:list-item>
            <text:p text:style-name="P3">Parking</text:p>
            <text:p text:style-name="P3">Free! Free private parking is possible on site (reservation is not needed).</text:p>
            <text:p text:style-name="P3"/>
          </text:list-item>
          <text:list-item>
            <text:p text:style-name="P3">Parking garage</text:p>
            <text:p text:style-name="P3">Secured parking</text:p>
            <text:p text:style-name="P3"><text:s/></text:p>
          </text:list-item>
          <text:list-item>
            <text:p text:style-name="P3">Transport</text:p>
            <text:p text:style-name="P3">Public transport tickets (Additional charge)</text:p>
            <text:p text:style-name="P3"><text:s/></text:p>
          </text:list-item>
          <text:list-item>
            <text:p text:style-name="P3">Reception services</text:p>
            <text:p text:style-name="P3">Private check-in/check-out</text:p>
            <text:p text:style-name="P3">ATM/cash machine on site</text:p>
            <text:p text:style-name="P3">Luggage storage</text:p>
            <text:p text:style-name="P3">Ticket service</text:p>
            <text:p text:style-name="P3">Tour desk</text:p>
            <text:p text:style-name="P3">Currency exchange</text:p>
            <text:p text:style-name="P3">24-hour front desk</text:p>
            <text:p text:style-name="P3"><text:s/></text:p>
          </text:list-item>
          <text:list-item>
            <text:p text:style-name="P3">Entertainment and family services</text:p>
            <text:p text:style-name="P3">Children television networks</text:p>
            <text:p text:style-name="P3"><text:s/></text:p>
          </text:list-item>
          <text:list-item>
            <text:p text:style-name="P3">Cleaning services</text:p>
            <text:p text:style-name="P3">Ironing service (Additional charge)</text:p>
          </text:list-item>
          <text:list-item>
            <text:p text:style-name="P3">Laundry (Additional charge)</text:p>
            <text:p text:style-name="P3"/>
          </text:list-item>
          <text:list-item>
            <text:p text:style-name="P3">Business facilities</text:p>
            <text:p text:style-name="P3">Fax/photocopying (Additional charge)</text:p>
            <text:p text:style-name="P3">Business centre</text:p>
            <text:p text:style-name="P3"><text:s/></text:p>
          </text:list-item>
          <text:list-item>
            <text:p text:style-name="P3">General</text:p>
            <text:p text:style-name="P3">Shuttle service</text:p>
            <text:p text:style-name="P3">Shared lounge/TV area</text:p>
            <text:p text:style-name="P3">Airport shuttle (additional charge)</text:p>
            <text:p text:style-name="P3">Shuttle service (additional charge)</text:p>
            <text:p text:style-name="P3">Air conditioning</text:p>
            <text:p text:style-name="P3">Wake-up service</text:p>
            <text:p text:style-name="P3">Heating</text:p>
            <text:p text:style-name="P3">Car hire</text:p>
            <text:p text:style-name="P3">Packed lunches</text:p>
            <text:p text:style-name="P3">Safety deposit box</text:p>
            <text:p text:style-name="P3">FanFamily rooms</text:p>
            <text:p text:style-name="P3">Facilities for disabled guests</text:p>
            <text:p text:style-name="P3">Non-smoking rooms</text:p>
            <text:p text:style-name="P3">Newspapers</text:p>
            <text:p text:style-name="P3">Room service</text:p>
            <text:p text:style-name="P3"><text:s/></text:p>
          </text:list-item>
          <text:list-item>
            <text:p text:style-name="P3">Languages spoken</text:p>
            <text:p text:style-name="P3">Hindi</text:p>
            <text:p text:style-name="P3"><draw:frame text:anchor-type="paragraph" draw:z-index="0" draw:name="Shape1" draw:style-name="gr1" draw:text-style-name="P9" svg:width="6.678in" svg:height="2.085in" svg:x="-3.3346in" svg:y="1.0575in"><draw:text-box><text:p>Location: Sauraha, Chitwan, Nepal</text:p><text:p><text:tab/> <text:s text:c="2"/>(27.579907, 84.492594)</text:p></draw:text-box></draw:frame>English <text:s/><text:line-break/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7:30:51.986471895</meta:creation-date>
    <dc:date>2018-07-06T17:54:12.145273940</dc:date>
    <meta:editing-duration>PT10M4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119" meta:word-count="463" meta:character-count="2574" meta:non-whitespace-character-count="2302"/>
  </office:meta>
</office:document-meta>
</file>